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Biolinum G" svg:font-family="'Linux Biolinum G'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7d7" draw:fill-color="#ffd7d7" draw:textarea-vertical-align="middle" draw:auto-grow-height="false" fo:min-height="3.75cm" fo:min-width="8.201cm"/>
    </style:style>
    <style:style style:name="gr2" style:family="graphic" style:parent-style-name="standard">
      <style:graphic-properties draw:textarea-horizontal-align="justify" draw:textarea-vertical-align="middle" draw:auto-grow-height="false" fo:min-height="1.625cm" fo:min-width="3.2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38cm" fo:min-width="3.2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4.4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35cm" fo:min-width="3.601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" draw:marker-end-width="0.3cm" draw:textarea-vertical-align="middle"/>
      <style:paragraph-properties style:writing-mode="lr-tb"/>
    </style:style>
    <style:style style:name="gr7" style:family="graphic" style:parent-style-name="standard">
      <style:graphic-properties svg:stroke-color="#ffd8ce" draw:fill-color="#ffd7d7" draw:textarea-vertical-align="middle" draw:auto-grow-height="false" fo:min-height="4.85cm" fo:min-width="2.2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svg:stroke-color="#ff0000" draw:fill-color="#ff7b59" draw:textarea-horizontal-align="justify" draw:textarea-vertical-align="middle" draw:auto-grow-height="false" fo:min-height="1.679cm" fo:min-width="1.3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f6f9d4" draw:textarea-horizontal-align="justify" draw:textarea-vertical-align="top" draw:auto-grow-height="false" fo:min-height="2.818cm" fo:min-width="4.668cm"/>
      <style:paragraph-properties style:writing-mode="lr-tb"/>
    </style:style>
    <style:style style:name="gr12" style:family="graphic" style:parent-style-name="standard">
      <style:graphic-properties svg:stroke-color="#158466" draw:fill-color="#afd095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svg:stroke-color="#ffd7d7" draw:fill-color="#ffd7d7" draw:textarea-horizontal-align="justify" draw:textarea-vertical-align="middle" draw:auto-grow-height="false" fo:min-height="0.261cm" fo:min-width="1.331cm"/>
    </style:style>
    <style:style style:name="gr14" style:family="graphic" style:parent-style-name="standard">
      <style:graphic-properties svg:stroke-color="#ff8000" draw:fill-color="#ffffff" draw:textarea-horizontal-align="justify" draw:textarea-vertical-align="middle" draw:auto-grow-height="false" fo:min-height="2.352cm" fo:min-width="3.375cm"/>
      <style:paragraph-properties style:writing-mode="lr-tb"/>
    </style:style>
    <style:style style:name="gr15" style:family="graphic" style:parent-style-name="standard">
      <style:graphic-properties svg:stroke-color="#ff8000" draw:fill-color="#ffdbb6" draw:textarea-horizontal-align="justify" draw:textarea-vertical-align="middle" draw:auto-grow-height="false" fo:min-height="0.4cm" fo:min-width="1.9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3" style:family="paragraph">
      <loext:graphic-properties draw:fill-color="#ffffd7"/>
      <style:paragraph-properties fo:text-align="center"/>
      <style:text-properties fo:font-size="18pt" fo:language="en" fo:country="US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7b59"/>
      <style:paragraph-properties fo:text-align="center"/>
      <style:text-properties fo:font-size="18pt" fo:language="en" fo:country="US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6f9d4"/>
      <style:paragraph-properties fo:text-align="center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style:text-properties fo:color="#c9211e" style:font-name="Linux Biolinum G" fo:font-size="24pt" fo:language="en" fo:country="US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c9211e" style:font-name="Linux Biolinum G" fo:font-size="24pt" fo:language="en" fo:country="US" fo:font-weight="bold" style:font-size-asian="18pt" style:font-size-complex="18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7cm" svg:height="4cm" svg:x="13.435cm" svg:y="11.435cm">
          <text:p/>
          <draw:enhanced-geometry svg:viewBox="0 0 21600 21600" draw:text-areas="0 0 21600 21600" draw:type="circular-arrow" draw:modifiers="149.353498189384 -17.9188331274932 6325.664845712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3.7cm" svg:height="3cm" svg:x="12.635cm" svg:y="13.935cm">
          <text:p text:style-name="P2">INBOX</text:p>
          <text:p text:style-name="P2"><text:span text:style-name="T1">(NoSQL?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7cm" svg:height="2.7cm" svg:x="20.335cm" svg:y="13.835cm">
          <text:p text:style-name="P2">Analytical</text:p>
          <text:p text:style-name="P2">DB (SQL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2" draw:id="id2" draw:layer="layout" svg:width="4.9cm" svg:height="1.9cm" svg:x="16.035cm" svg:y="9.735cm">
          <text:p text:style-name="P2">Jobs Analy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1cm" svg:height="1.6cm" svg:x="1.335cm" svg:y="7.135cm">
          <text:p text:style-name="P2">USAJOBS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cm" svg:height="1.6cm" svg:x="1.335cm" svg:y="9.735cm">
          <text:p text:style-name="P2">Indeed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1cm" svg:height="1.6cm" svg:x="1.335cm" svg:y="12.435cm">
          <text:p text:style-name="P2">Google </text:p>
          <text:p text:style-name="P2">Cloud Jobs</text:p>
          <draw:enhanced-geometry svg:viewBox="0 0 21600 21600" draw:text-areas="0 0 21600 21600" draw:type="pentagon-right" draw:modifiers="18697.87856620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5.435cm" svg:y1="7.935cm" svg:x2="8.535cm" svg:y2="10.635cm">
          <text:p text:style-name="P4">REST</text:p>
        </draw:line>
        <draw:line draw:style-name="gr6" draw:text-style-name="P4" draw:layer="layout" svg:x1="5.435cm" svg:y1="10.635cm" svg:x2="8.435cm" svg:y2="10.635cm">
          <text:p text:style-name="P4">REST</text:p>
        </draw:line>
        <draw:line draw:style-name="gr6" draw:text-style-name="P4" draw:layer="layout" svg:x1="5.435cm" svg:y1="13.235cm" svg:x2="8.535cm" svg:y2="10.635cm">
          <text:p text:style-name="P4">REST/gRPC</text:p>
        </draw:line>
        <draw:custom-shape draw:style-name="gr7" draw:text-style-name="P1" draw:layer="layout" svg:width="2.7cm" svg:height="5.1cm" svg:x="9.835cm" svg:y="11.43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line draw:style-name="gr8" draw:text-style-name="P5" draw:layer="layout" svg:x1="5.135cm" svg:y1="16.935cm" svg:x2="5.235cm" svg:y2="16.935cm">
          <text:p/>
        </draw:line>
        <draw:custom-shape draw:style-name="gr9" draw:text-style-name="P6" draw:layer="layout" svg:width="1.8cm" svg:height="2.4cm" svg:x="9.335cm" svg:y="13.73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1" draw:id="id1" draw:layer="layout" svg:width="4.9cm" svg:height="1.9cm" svg:x="8.535cm" svg:y="9.735cm">
          <text:p text:style-name="P2">Grabber Jo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5" draw:layer="layout" draw:type="line" svg:x1="13.435cm" svg:y1="10.685cm" svg:x2="16.035cm" svg:y2="10.685cm" draw:start-shape="id1" draw:start-glue-point="7" draw:end-shape="id2" draw:end-glue-point="5" svg:d="M13435 10685h2600" svg:viewBox="0 0 2601 1">
          <text:p/>
        </draw:connector>
        <draw:custom-shape draw:style-name="gr11" draw:text-style-name="P8" draw:layer="layout" svg:width="5.5cm" svg:height="3.4cm" svg:x="22.535cm" svg:y="8.235cm">
          <text:p text:style-name="P7">Domain </text:p>
          <text:p text:style-name="P7">Micro-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0.7cm" svg:height="0.7cm" svg:x="22.8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cm" svg:height="0.7cm" svg:x="23.8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cm" svg:height="0.7cm" svg:x="24.9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cm" svg:height="0.7cm" svg:x="25.98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cm" svg:height="0.7cm" svg:x="27.035cm" svg:y="10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421cm" svg:height="1.1cm" draw:transform="rotate (1.37811197737472) translate (23.363cm 13.923cm)">
          <text:p/>
          <draw:enhanced-geometry svg:viewBox="0 0 21600 21600" draw:text-areas="?f5 ?f1 ?f6 ?f3" draw:type="left-right-arrow" draw:modifiers="5681.22041031036 5787.4659400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0" draw:layer="layout" svg:width="4.5cm" svg:height="3.9cm" svg:x="23.035cm" svg:y="1.535cm">
          <text:p text:style-name="P7">Web UI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1" draw:layer="layout" svg:width="3cm" svg:height="1.3cm" draw:transform="rotate (1.5707963267949) translate (24.335cm 8.23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3" draw:layer="layout" svg:width="8.833cm" svg:height="1.216cm" svg:x="0.819cm" svg:y="0.835cm">
          <draw:text-box>
            <text:p text:style-name="P12">US Job Seeker Projec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Biolinum G" svg:font-family="'Linux Biolinum G'" style:font-adornments="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0T18:43:01.323000000</meta:creation-date>
    <dc:date>2021-04-20T19:11:41.716000000</dc:date>
    <meta:editing-duration>PT8M7S</meta:editing-duration>
    <meta:editing-cycles>1</meta:editing-cycles>
    <meta:document-statistic meta:object-count="25"/>
    <meta:generator>LibreOffice/6.4.7.2$Windows_X86_64 LibreOffice_project/639b8ac485750d5696d7590a72ef1b496725cfb5</meta:generator>
  </office:meta>
</office:document-meta>
</file>